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UI', system-ui, 'Apple Color Emoji', 'Segoe UI Emoji', 'Segoe UI Web', sans-serif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0618in" style:rel-column-width="10048*"/>
    </style:style>
    <style:style style:name="Table2.B" style:family="table-column">
      <style:table-column-properties style:column-width="5.8632in" style:rel-column-width="55487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language="pl" fo:country="PL" fo:font-weight="bold" officeooo:rsid="0016abf0" officeooo:paragraph-rsid="0016abf0" style:font-weight-asian="bold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fo:language="pl" fo:country="PL" officeooo:rsid="001757d2" officeooo:paragraph-rsid="001a0d12"/>
    </style:style>
    <style:style style:name="P3" style:family="paragraph" style:parent-style-name="Table_20_Contents">
      <loext:graphic-properties draw:fill="none"/>
      <style:paragraph-properties fo:margin-left="0in" fo:margin-right="0in" fo:text-align="justify" style:justify-single-word="false" fo:orphans="0" fo:widows="0" fo:text-indent="0.25in" style:auto-text-indent="false" fo:background-color="transparent" text:number-lines="false" text:line-number="0"/>
      <style:text-properties fo:language="pl" fo:country="PL" officeooo:rsid="001757d2" officeooo:paragraph-rsid="001a0d12"/>
    </style:style>
    <style:style style:name="P4" style:family="paragraph" style:parent-style-name="Table_20_Contents">
      <style:paragraph-properties fo:text-align="justify" style:justify-single-word="false"/>
      <style:text-properties fo:language="pl" fo:country="PL" officeooo:paragraph-rsid="001a0d12"/>
    </style:style>
    <style:style style:name="P5" style:family="paragraph" style:parent-style-name="Standard">
      <style:text-properties officeooo:paragraph-rsid="001a0d12"/>
    </style:style>
    <style:style style:name="P6" style:family="paragraph" style:parent-style-name="Table_20_Contents">
      <loext:graphic-properties draw:fill="none"/>
      <style:paragraph-properties fo:margin-left="0in" fo:margin-right="0in" fo:text-align="justify" style:justify-single-word="false" fo:orphans="0" fo:widows="0" fo:text-indent="0.25in" style:auto-text-indent="false" fo:background-color="transparent" text:number-lines="false" text:line-number="0"/>
      <style:text-properties fo:language="en" fo:country="US" officeooo:rsid="001e3d0a" officeooo:paragraph-rsid="001e3d0a"/>
    </style:style>
    <style:style style:name="P7" style:family="paragraph" style:parent-style-name="Standard">
      <style:paragraph-properties fo:text-align="center" style:justify-single-word="false"/>
      <style:text-properties fo:language="pl" fo:country="PL" fo:font-weight="bold" officeooo:rsid="0016abf0" officeooo:paragraph-rsid="0016abf0" style:font-weight-asian="bold" style:font-weight-complex="bold"/>
    </style:style>
    <style:style style:name="P8" style:family="paragraph" style:parent-style-name="Table_20_Contents">
      <loext:graphic-properties draw:fill="none"/>
      <style:paragraph-properties fo:margin-left="0in" fo:margin-right="0in" fo:text-align="justify" style:justify-single-word="false" fo:orphans="0" fo:widows="0" fo:text-indent="0.25in" style:auto-text-indent="false" fo:background-color="transparent" text:number-lines="false" text:line-number="0"/>
      <style:text-properties fo:language="pl" fo:country="PL" officeooo:rsid="001faf00" officeooo:paragraph-rsid="001faf00"/>
    </style:style>
    <style:style style:name="P9" style:family="paragraph" style:parent-style-name="Table_20_Contents">
      <style:paragraph-properties fo:text-align="justify" style:justify-single-word="false"/>
      <style:text-properties fo:language="pl" fo:country="PL" officeooo:rsid="001faf00" officeooo:paragraph-rsid="001faf00"/>
    </style:style>
    <style:style style:name="P10" style:family="paragraph" style:parent-style-name="Table_20_Contents" style:list-style-name="L1">
      <style:paragraph-properties fo:text-align="justify" style:justify-single-word="false"/>
      <style:text-properties fo:language="pl" fo:country="PL" officeooo:rsid="001faf00" officeooo:paragraph-rsid="001faf00"/>
    </style:style>
    <style:style style:name="P11" style:family="paragraph" style:parent-style-name="Table_20_Contents" style:list-style-name="L1">
      <style:paragraph-properties fo:text-align="justify" style:justify-single-word="false"/>
      <style:text-properties officeooo:paragraph-rsid="001faf00"/>
    </style:style>
    <style:style style:name="T1" style:family="text">
      <style:text-properties officeooo:rsid="0018b627"/>
    </style:style>
    <style:style style:name="T2" style:family="text">
      <style:text-properties officeooo:rsid="001757d2"/>
    </style:style>
    <style:style style:name="T3" style:family="text">
      <style:text-properties officeooo:rsid="001a0d12"/>
    </style:style>
    <style:style style:name="T4" style:family="text">
      <style:text-properties officeooo:rsid="001b88e6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faf00"/>
    </style:style>
    <style:style style:name="T7" style:family="text">
      <style:text-properties officeooo:rsid="001faf00"/>
    </style:style>
    <style:style style:name="T8" style:family="text">
      <style:text-properties fo:language="pl" fo:country="PL" officeooo:rsid="001faf0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1799in" fo:text-indent="-0.1201in" fo:margin-left="0.1799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t pracy dyplomowej: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Temat pracy:</text:p>
          </table:table-cell>
          <table:table-cell table:style-name="Table2.A1" office:value-type="string">
            <text:p text:style-name="P8">Procedury automatyzacji procesów w systemie mikroprocesorowym.</text:p>
          </table:table-cell>
        </table:table-row>
        <table:table-row>
          <table:table-cell table:style-name="Table2.A1" office:value-type="string">
            <text:p text:style-name="P2">Topic:</text:p>
          </table:table-cell>
          <table:table-cell table:style-name="Table2.A1" office:value-type="string">
            <text:p text:style-name="P6">Methods for implementing control algorithms using embedded systems.</text:p>
          </table:table-cell>
        </table:table-row>
        <table:table-row>
          <table:table-cell table:style-name="Table2.A1" office:value-type="string">
            <text:p text:style-name="P2">Cel pracy:</text:p>
          </table:table-cell>
          <table:table-cell table:style-name="Table2.A1" office:value-type="string">
            <text:p text:style-name="P3">Przebadanie <text:span text:style-name="T7">procedur automatyzacji procesów</text:span> na platformach wyposażonych w układy scalone o wielki<text:span text:style-name="T3">ej</text:span> s<text:span text:style-name="T3">kali</text:span> integracji, <text:span text:style-name="T3">analiza ich cech i możliwości</text:span>. <text:span text:style-name="T4">Propozycja oraz realizacja własnego rozwiązania na platformie ARM.</text:span></text:p>
          </table:table-cell>
        </table:table-row>
        <table:table-row>
          <table:table-cell table:style-name="Table2.A1" office:value-type="string">
            <text:p text:style-name="P2">Zakres:</text:p>
          </table:table-cell>
          <table:table-cell table:style-name="Table2.A1" office:value-type="string">
            <text:p text:style-name="P4"><text:s/><text:span text:style-name="T2">1) Analiza problemu;</text:span></text:p>
            <text:p text:style-name="P2"><text:s/>2) Propozycja oraz realizacja własnego rozwiązania problemu;</text:p>
            <text:p text:style-name="P2"><text:s/>3) Testowanie własnego rozwiązania;</text:p>
            <text:p text:style-name="P2"><text:s/>4) Por<text:span text:style-name="T1">ó</text:span>wnywanie własnego rozwiązania z innymi rozwiązaniami w tym zakresie.</text:p>
          </table:table-cell>
        </table:table-row>
        <table:table-row>
          <table:table-cell table:style-name="Table2.A1" office:value-type="string">
            <text:p text:style-name="P9">Literatura</text:p>
          </table:table-cell>
          <table:table-cell table:style-name="Table2.A1" office:value-type="string">
            <text:list text:style-name="L1">
              <text:list-item>
                <text:p text:style-name="P10">C primer plus 6-th edition, Stephen Prata;</text:p>
              </text:list-item>
              <text:list-item>
                <text:p text:style-name="P10">C primer plus 5-th edition, Stephen Prata;</text:p>
              </text:list-item>
              <text:list-item>
                <text:p text:style-name="P11"><text:span text:style-name="T8">Operating systems 2-nd edition, A. V. Gordeev (lub </text:span><text:span text:style-name="T6">Операционные системы 2-е издание, А. В. Гордеев;</text:span><text:span text:style-name="T8"> nie wiem jak zapisać, bo czytałem tą książkę w języku rosyjskim);</text:span></text:p>
              </text:list-item>
              <text:list-item>
                <text:p text:style-name="P10">FreeRTOS Reference Manual V10.0.0;</text:p>
              </text:list-item>
              <text:list-item>
                <text:p text:style-name="P10">Arm Cortex-M4 Processor technical reference manual, revision r0p1, ARM.</text:p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7T21:23:45.944000000</meta:creation-date>
    <dc:date>2023-01-03T13:30:02.008000000</dc:date>
    <meta:editing-duration>PT2H5M16S</meta:editing-duration>
    <meta:editing-cycles>7</meta:editing-cycles>
    <meta:generator>LibreOffice/7.4.2.3$Windows_X86_64 LibreOffice_project/382eef1f22670f7f4118c8c2dd222ec7ad009daf</meta:generator>
    <meta:document-statistic meta:table-count="1" meta:image-count="0" meta:object-count="0" meta:page-count="1" meta:paragraph-count="18" meta:word-count="133" meta:character-count="965" meta:non-whitespace-character-count="851"/>
  </office:meta>
</office:document-meta>
</file>